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6401D46A5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</style:style>
    <style:style style:name="gr2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106cm" svg:stroke-color="#ff0000" draw:marker-start-width="0.36cm" draw:marker-end-width="0.36cm" draw:textarea-horizontal-align="justify" draw:textarea-vertical-align="middle" draw:auto-grow-height="false" fo:min-height="0cm" fo:min-width="0cm" fo:padding-top="0.179cm" fo:padding-bottom="0.179cm" fo:padding-left="0.304cm" fo:padding-right="0.304cm" loext:decorative="false"/>
    </style:style>
    <style:style style:name="gr10" style:family="graphic" style:parent-style-name="standard">
      <style:graphic-properties svg:stroke-width="0.053cm" svg:stroke-color="#ffbf00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gr12" style:family="graphic" style:parent-style-name="standard">
      <style:graphic-properties svg:stroke-width="0.053cm" svg:stroke-color="#00a933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3cm" svg:stroke-color="#ff0000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gr1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6pt"/>
    </style:style>
    <style:style style:name="P5" style:family="paragraph">
      <loext:graphic-properties draw:fill="none" draw:fill-color="#ffffff"/>
      <style:paragraph-properties fo:text-align="center"/>
      <style:text-properties fo:font-size="6pt"/>
    </style:style>
    <style:style style:name="P6" style:family="paragraph">
      <loext:graphic-properties draw:fill="none" draw:fill-color="#ffffff"/>
      <style:text-properties fo:font-size="6pt" fo:font-weight="bold"/>
    </style:style>
    <style:style style:name="P7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6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5cm" svg:height="1.905cm" svg:x="2.975cm" svg:y="3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41cm" svg:y1="5.515cm" svg:x2="3.441cm" svg:y2="4.88cm">
          <text:p/>
        </draw:line>
        <draw:line draw:style-name="gr2" draw:text-style-name="P2" xml:id="id4" draw:id="id4" draw:layer="layout" svg:x1="4.01cm" svg:y1="5.515cm" svg:x2="4.01cm" svg:y2="4.88cm">
          <text:p/>
        </draw:line>
        <draw:line draw:style-name="gr2" draw:text-style-name="P2" xml:id="id2" draw:id="id2" draw:layer="layout" svg:x1="4.58cm" svg:y1="5.515cm" svg:x2="4.58cm" svg:y2="4.88cm">
          <text:p/>
        </draw:line>
        <draw:line draw:style-name="gr2" draw:text-style-name="P2" xml:id="id8" draw:id="id8" draw:layer="layout" svg:x1="5.18cm" svg:y1="5.515cm" svg:x2="5.18cm" svg:y2="4.88cm">
          <text:p/>
        </draw:line>
        <draw:line draw:style-name="gr2" draw:text-style-name="P2" xml:id="id6" draw:id="id6" draw:layer="layout" svg:x1="5.75cm" svg:y1="5.515cm" svg:x2="5.75cm" svg:y2="4.88cm">
          <text:p/>
        </draw:line>
        <draw:frame draw:style-name="gr3" draw:text-style-name="P3" draw:layer="layout" svg:width="1.594cm" svg:height="0.645cm" svg:x="3.686cm" svg:y="3.33cm">
          <draw:text-box>
            <text:p><text:span text:style-name="T1">CN105</text:span></text:p>
          </draw:text-box>
        </draw:frame>
        <draw:frame draw:style-name="gr4" draw:text-style-name="P4" draw:layer="layout" svg:width="0.275cm" svg:height="0.489cm" svg:x="3.1cm" svg:y="4.71cm">
          <draw:text-box>
            <text:p><text:span text:style-name="T2">1</text:span></text:p>
          </draw:text-box>
        </draw:frame>
        <draw:frame draw:style-name="gr5" draw:text-style-name="P5" draw:layer="layout" svg:width="1.905cm" svg:height="1.433cm" svg:x="1.94cm" svg:y="5.452cm">
          <draw:text-box>
            <text:p text:style-name="P1"><text:span text:style-name="T3">12V</text:span></text:p>
            <text:p text:style-name="P1"><text:span text:style-name="T3">DO NOT USE</text:span></text:p>
          </draw:text-box>
        </draw:frame>
        <draw:frame draw:style-name="gr4" draw:text-style-name="P4" draw:layer="layout" svg:width="0.6cm" svg:height="0.489cm" svg:x="5.715cm" svg:y="4.71cm">
          <draw:text-box>
            <text:p><text:span text:style-name="T2">5</text:span></text:p>
          </draw:text-box>
        </draw:frame>
        <draw:frame draw:style-name="gr6" draw:text-style-name="P6" draw:layer="layout" svg:width="1.57cm" svg:height="0.798cm" svg:x="3.51cm" svg:y="4.352cm">
          <draw:text-box>
            <text:p><text:span text:style-name="T4">GND</text:span></text:p>
          </draw:text-box>
        </draw:frame>
        <draw:frame draw:style-name="gr7" draw:text-style-name="P4" draw:layer="layout" svg:width="0.889cm" svg:height="0.727cm" svg:x="4.191cm" svg:y="4.352cm">
          <draw:text-box>
            <text:p><text:span text:style-name="T3">5V</text:span></text:p>
          </draw:text-box>
        </draw:frame>
        <draw:frame draw:style-name="gr7" draw:text-style-name="P4" draw:layer="layout" svg:width="0.889cm" svg:height="0.727cm" svg:x="4.826cm" svg:y="4.352cm">
          <draw:text-box>
            <text:p><text:span text:style-name="T3">Tx</text:span></text:p>
          </draw:text-box>
        </draw:frame>
        <draw:frame draw:style-name="gr7" draw:text-style-name="P6" draw:layer="layout" svg:width="0.889cm" svg:height="0.727cm" svg:x="5.361cm" svg:y="4.352cm">
          <draw:text-box draw:corner-radius="0.354cm">
            <text:p><text:span text:style-name="T4">Rx</text:span></text:p>
          </draw:text-box>
        </draw:frame>
        <draw:frame draw:style-name="gr8" draw:text-style-name="P2" draw:layer="layout" svg:width="5.561cm" svg:height="5.561cm" svg:x="7.774cm" svg:y="3.259cm">
          <draw:image xlink:href="Pictures/1000000100000640000006401D46A50E.png" xlink:type="simple" xlink:show="embed" xlink:actuate="onLoad" draw:mime-type="image/png">
            <text:p/>
          </draw:image>
        </draw:frame>
        <draw:custom-shape draw:style-name="gr9" draw:text-style-name="P1" draw:layer="layout" svg:width="0.635cm" svg:height="0.635cm" draw:transform="rotate (0.785398163397448) translate (2.975cm 5.52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line-skew="-2.246cm" svg:x1="9.02cm" svg:y1="7.05cm" svg:x2="4.58cm" svg:y2="5.515cm" draw:start-shape="id1" draw:start-glue-point="5" draw:end-shape="id2" draw:end-glue-point="2" svg:d="M9020 7050h-4453v-1535h13" svg:viewBox="0 0 4454 1536">
          <text:p/>
        </draw:connector>
        <draw:custom-shape draw:style-name="gr11" draw:text-style-name="P1" xml:id="id1" draw:id="id1" draw:layer="layout" svg:width="0.001cm" svg:height="0.001cm" svg:x="9.02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" draw:id="id5" draw:layer="layout" svg:width="0.001cm" svg:height="0.001cm" svg:x="9.049cm" svg:y="6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" draw:id="id3" draw:layer="layout" svg:width="0.001cm" svg:height="0.001cm" svg:x="9.049cm" svg:y="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" draw:id="id7" draw:layer="layout" svg:width="0.001cm" svg:height="0.001cm" svg:x="9.049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-2.532cm" svg:x1="9.05cm" svg:y1="6.721cm" svg:x2="4.01cm" svg:y2="5.515cm" draw:start-shape="id3" draw:start-glue-point="8" draw:end-shape="id4" draw:end-glue-point="2" svg:d="M9050 6721h-5040v-1206" svg:viewBox="0 0 5041 1207">
          <text:p/>
        </draw:connector>
        <draw:connector draw:style-name="gr13" draw:text-style-name="P1" draw:layer="layout" draw:line-skew="-1.697cm" svg:x1="9.05cm" svg:y1="6.321cm" svg:x2="5.75cm" svg:y2="5.515cm" draw:start-shape="id5" draw:start-glue-point="8" draw:end-shape="id6" draw:end-glue-point="2" svg:d="M9050 6321h-3335v-806h35" svg:viewBox="0 0 3336 807">
          <text:p/>
        </draw:connector>
        <draw:connector draw:style-name="gr14" draw:text-style-name="P1" draw:layer="layout" draw:line-skew="-1.947cm" svg:x1="9.049cm" svg:y1="6.021cm" svg:x2="5.18cm" svg:y2="5.515cm" draw:start-shape="id7" draw:start-glue-point="6" draw:end-shape="id8" draw:end-glue-point="2" svg:d="M9049 6021h-3869v-506" svg:viewBox="0 0 3870 507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6:36:59.688399115</meta:creation-date>
    <meta:editing-duration>P1DT3H23M40S</meta:editing-duration>
    <meta:editing-cycles>4</meta:editing-cycles>
    <meta:generator>LibreOffice/24.2.7.2$Linux_X86_64 LibreOffice_project/420$Build-2</meta:generator>
    <dc:date>2025-01-27T20:11:56.046086470</dc:date>
    <meta:document-statistic meta:object-count="47"/>
  </office:meta>
</office:document-meta>
</file>